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fo:margin-top="0.0398in" fo:margin-bottom="0in"/>
    </style:style>
    <style:style style:name="P2" style:family="paragraph" style:parent-style-name="OOoNum_20_123_20_End" style:list-style-name="OOoNum_20_123"/>
    <style:style style:name="P3" style:family="paragraph" style:parent-style-name="OOoNum_20_123_20_Cont." style:list-style-name="OOoNum_20_123">
      <style:paragraph-properties loext:contextual-spacing="false"/>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igureCaption">
      <style:paragraph-properties loext:contextual-spacing="false" fo:margin-top="0.0398in" fo:margin-bottom="0in"/>
    </style:style>
    <style:style style:name="P8" style:family="paragraph" style:parent-style-name="OOoTextBody">
      <style:paragraph-properties loext:contextual-spacing="false"/>
    </style:style>
    <style:style style:name="P9" style:family="paragraph" style:parent-style-name="OOoTextBody">
      <style:paragraph-properties loext:contextual-spacing="false" fo:keep-together="always" fo:orphans="0" fo:widows="0"/>
    </style:style>
    <style:style style:name="P10" style:family="paragraph" style:parent-style-name="OOoTextBody">
      <style:text-properties fo:font-weight="normal"/>
    </style:style>
    <style:style style:name="P11" style:family="paragraph" style:parent-style-name="OOoTextBody">
      <style:text-properties fo:font-weight="normal" style:font-weight-asian="normal" style:font-weight-complex="normal"/>
    </style:style>
    <style:style style:name="P12" style:family="paragraph" style:parent-style-name="OOoTextBody">
      <style:paragraph-properties loext:contextual-spacing="false"/>
      <style:text-properties fo:font-weight="normal" style:font-weight-asian="normal" style:font-weight-complex="normal"/>
    </style:style>
    <style:style style:name="P13" style:family="paragraph" style:parent-style-name="OOoTextBody">
      <style:paragraph-properties>
        <style:tab-stops>
          <style:tab-stop style:position="4.1043in"/>
        </style:tab-stops>
      </style:paragraph-properties>
    </style:style>
    <style:style style:name="P14" style:family="paragraph" style:parent-style-name="OOoTableText">
      <style:paragraph-properties loext:contextual-spacing="false"/>
    </style:style>
    <style:style style:name="P15" style:family="paragraph" style:parent-style-name="OOoTableText">
      <style:paragraph-properties fo:text-align="center" style:justify-single-word="false"/>
    </style:style>
    <style:style style:name="P16" style:family="paragraph" style:parent-style-name="OOoTextBody">
      <style:paragraph-properties loext:contextual-spacing="false" fo:keep-with-next="always"/>
    </style:style>
    <style:style style:name="P17" style:family="paragraph" style:parent-style-name="OOoTextBody">
      <style:paragraph-properties loext:contextual-spacing="false" fo:keep-with-next="auto"/>
    </style:style>
    <style:style style:name="P18" style:family="paragraph" style:parent-style-name="OOoFigureCaption">
      <style:paragraph-properties loext:contextual-spacing="false" fo:margin-top="0in" fo:margin-bottom="0in"/>
    </style:style>
    <style:style style:name="P19" style:family="paragraph" style:parent-style-name="OOoFigureCaption">
      <style:paragraph-properties loext:contextual-spacing="false" fo:margin-top="0in" fo:margin-bottom="0in" fo:text-align="center" style:justify-single-word="false"/>
    </style:style>
    <style:style style:name="P20" style:family="paragraph" style:parent-style-name="OOoFigureCaption" style:master-page-name="">
      <style:paragraph-properties loext:contextual-spacing="false" fo:margin-top="0in" fo:margin-bottom="0in" style:page-number="auto"/>
    </style:style>
    <style:style style:name="P21" style:family="paragraph" style:parent-style-name="OOoTextBody_5f_ListIntro" style:master-page-name="">
      <style:paragraph-properties style:page-number="auto" fo:keep-with-next="always"/>
    </style:style>
    <style:style style:name="P22" style:family="paragraph" style:parent-style-name="OOoFigure" style:master-page-name="">
      <style:paragraph-properties style:page-number="auto"/>
    </style:style>
    <style:style style:name="P23" style:family="paragraph" style:parent-style-name="OOoFigureCaption" style:master-page-name="">
      <style:paragraph-properties fo:text-align="center" style:justify-single-word="false" style:page-number="auto"/>
    </style:style>
    <style:style style:name="P24" style:family="paragraph" style:parent-style-name="OOoTextBody_5f_ListIntro" style:master-page-name="">
      <style:paragraph-properties style:page-number="auto" fo:keep-with-next="auto"/>
    </style:style>
    <style:style style:name="P25" style:family="paragraph" style:parent-style-name="OOoTextBody_5f_ListIntro" style:master-page-name="">
      <style:paragraph-properties fo:keep-together="always" fo:orphans="0" fo:widows="0" style:page-number="auto" fo:keep-with-next="auto"/>
    </style:style>
    <style:style style:name="P26" style:family="paragraph" style:parent-style-name="OOoTextBody" style:master-page-name="">
      <style:paragraph-properties fo:keep-together="auto" fo:orphans="2" fo:widows="2" style:page-number="auto" fo:keep-with-next="auto"/>
    </style:style>
    <style:style style:name="P27" style:family="paragraph" style:parent-style-name="OOoTextBody" style:master-page-name="">
      <style:paragraph-properties fo:keep-together="always" fo:orphans="0" fo:widows="0" style:page-number="auto"/>
    </style:style>
    <style:style style:name="P28" style:family="paragraph" style:parent-style-name="OOoTextBody" style:master-page-name="">
      <style:paragraph-properties fo:keep-together="auto" fo:orphans="2" fo:widows="2" style:page-number="auto"/>
    </style:style>
    <style:style style:name="P29" style:family="paragraph" style:parent-style-name="OOoList_5f_TextBody_5f_L1" style:master-page-name="">
      <style:paragraph-properties loext:contextual-spacing="false" fo:margin-top="0in" fo:margin-bottom="0.1181in" style:page-number="auto"/>
    </style:style>
    <style:style style:name="P30" style:family="paragraph" style:parent-style-name="Table_20_Contents">
      <style:paragraph-properties fo:text-align="start" style:justify-single-word="false"/>
      <style:text-properties fo:font-size="14pt"/>
    </style:style>
    <style:style style:name="P31" style:family="paragraph" style:parent-style-name="OOoDefinition">
      <style:paragraph-properties loext:contextual-spacing="false" fo:margin-top="0in" fo:margin-bottom="0.0429in"/>
    </style:style>
    <style:style style:name="P32" style:family="paragraph" style:parent-style-name="OOoDefinition" style:master-page-name="">
      <style:paragraph-properties fo:margin-left="0.252in" fo:margin-right="-0.0783in" fo:text-indent="0in" style:auto-text-indent="false" style:page-number="auto"/>
    </style:style>
    <style:style style:name="P33" style:family="paragraph" style:parent-style-name="OOoFigure">
      <style:text-properties fo:font-weight="normal" style:font-weight-asian="normal" style:font-weight-complex="normal"/>
    </style:style>
    <style:style style:name="P34" style:family="paragraph" style:parent-style-name="OOoFigure">
      <style:text-properties fo:font-weight="normal" style:font-weight-complex="normal"/>
    </style:style>
    <style:style style:name="P35" style:family="paragraph" style:parent-style-name="OOoFigure">
      <style:paragraph-properties style:shadow="none"/>
    </style:style>
    <style:style style:name="P36" style:family="paragraph" style:parent-style-name="OOoFigure" style:master-page-name="">
      <style:paragraph-properties loext:contextual-spacing="false" fo:margin-top="0in" fo:margin-bottom="0.0827in" style:page-number="auto"/>
    </style:style>
    <style:style style:name="P37"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8" style:family="paragraph" style:parent-style-name="OOoFigure" style:master-page-name="">
      <style:paragraph-properties fo:margin-left="0in" fo:margin-right="0in" fo:text-indent="0in" style:auto-text-indent="false" style:page-number="auto"/>
    </style:style>
    <style:style style:name="P39" style:family="paragraph" style:parent-style-name="OOoFigureCaption" style:master-page-name="">
      <style:paragraph-properties fo:margin-left="0in" fo:margin-right="0in" fo:text-indent="0in" style:auto-text-indent="false" style:page-number="auto"/>
      <style:text-properties fo:font-style="italic"/>
    </style:style>
    <style:style style:name="P40"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41"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2" style:family="paragraph" style:parent-style-name="OOoFigureCaption">
      <style:paragraph-properties fo:margin-left="0in" fo:margin-right="0in" fo:text-indent="0in" style:auto-text-indent="false"/>
      <style:text-properties fo:font-style="italic"/>
    </style:style>
    <style:style style:name="P43" style:family="paragraph" style:parent-style-name="OOoTextBody">
      <style:paragraph-properties fo:margin-left="0in" fo:margin-right="0in" fo:text-indent="0in" style:auto-text-indent="false"/>
    </style:style>
    <style:style style:name="P44" style:family="paragraph" style:parent-style-name="Standard">
      <style:paragraph-properties fo:margin-left="0in" fo:margin-right="0in" fo:text-align="end" style:justify-single-word="false" fo:text-indent="0in" style:auto-text-indent="false"/>
    </style:style>
    <style:style style:name="P45" style:family="paragraph" style:parent-style-name="OOoFigure">
      <style:paragraph-properties loext:contextual-spacing="false" fo:margin-top="0.0827in" fo:margin-bottom="0.161in"/>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center" style:justify-single-word="false"/>
    </style:style>
    <style:style style:name="P48" style:family="paragraph" style:parent-style-name="OOoFigureCaption">
      <style:paragraph-properties loext:contextual-spacing="false" fo:margin-top="0.0783in" fo:margin-bottom="0.0984in">
        <style:tab-stops/>
      </style:paragraph-properties>
    </style:style>
    <style:style style:name="P49" style:family="paragraph" style:parent-style-name="OOoTextBody">
      <style:paragraph-properties fo:margin-left="0.5043in" fo:margin-right="0in" fo:text-indent="-0.252in" style:auto-text-indent="false">
        <style:tab-stops/>
      </style:paragraph-properties>
    </style:style>
    <style:style style:name="P50" style:family="paragraph" style:parent-style-name="OOoTextBody" style:master-page-name="">
      <style:paragraph-properties loext:contextual-spacing="false" fo:margin-top="0in" fo:margin-bottom="0.122in" style:page-number="auto" fo:keep-with-next="always"/>
    </style:style>
    <style:style style:name="P51" style:family="paragraph" style:parent-style-name="OOoFigure" style:master-page-name="">
      <style:paragraph-properties loext:contextual-spacing="false" fo:margin-top="0.0429in" fo:margin-bottom="0.0827in" style:page-number="auto"/>
    </style:style>
    <style:style style:name="P52" style:family="paragraph" style:parent-style-name="OOoNum_20_123_20_Cont." style:list-style-name="OOoNum_20_123"/>
    <style:style style:name="P53" style:family="paragraph" style:parent-style-name="OOoNum_20_123_20_Cont." style:list-style-name="OOoNum_20_123">
      <style:paragraph-properties loext:contextual-spacing="false"/>
    </style:style>
    <style:style style:name="P54" style:family="paragraph" style:parent-style-name="OOoNum_20_123_20_Cont.">
      <style:paragraph-properties loext:contextual-spacing="false"/>
    </style:style>
    <style:style style:name="P55" style:family="paragraph" style:parent-style-name="OOoNum_20_123_20_End" style:list-style-name="OOoNum_20_123"/>
    <style:style style:name="P56" style:family="paragraph" style:parent-style-name="OOoNum_20_123_20_End">
      <style:paragraph-properties loext:contextual-spacing="false"/>
    </style:style>
    <style:style style:name="P57" style:family="paragraph" style:parent-style-name="OOoNum_20_123_20_Start" style:list-style-name="OOoNum_20_123"/>
    <style:style style:name="P58" style:family="paragraph" style:parent-style-name="OOoNum_20_123_20_Start">
      <style:paragraph-properties loext:contextual-spacing="false"/>
    </style:style>
    <style:style style:name="P59" style:family="paragraph" style:parent-style-name="OOoNum_20_123_20_Start" style:master-page-name="">
      <style:paragraph-properties style:page-number="auto" fo:keep-with-next="always"/>
    </style:style>
    <style:style style:name="P60" style:family="paragraph" style:parent-style-name="OOoList_20_1_20_Start" style:list-style-name="OOoBullets_20_1"/>
    <style:style style:name="P61" style:family="paragraph" style:parent-style-name="OOoList_20_1_20_Start" style:list-style-name="OOoBullets_20_1">
      <style:paragraph-properties loext:contextual-spacing="false"/>
    </style:style>
    <style:style style:name="P62" style:family="paragraph" style:parent-style-name="OOoList_20_1_20_Start">
      <style:paragraph-properties loext:contextual-spacing="false"/>
    </style:style>
    <style:style style:name="P63" style:family="paragraph" style:parent-style-name="OOoList_20_1_20_Start" style:master-page-name="">
      <style:paragraph-properties style:page-number="auto" fo:keep-with-next="always"/>
    </style:style>
    <style:style style:name="P64" style:family="paragraph" style:parent-style-name="OOoList_20_1_20_End">
      <style:paragraph-properties fo:margin-left="0.5in" fo:margin-right="0in" fo:text-indent="-0.2598in" style:auto-text-indent="false"/>
    </style:style>
    <style:style style:name="P65" style:family="paragraph" style:parent-style-name="OOoHeading_20_0" style:master-page-name="OOoPageStyle">
      <style:paragraph-properties style:page-number="auto"/>
    </style:style>
    <style:style style:name="P66" style:family="paragraph" style:parent-style-name="OOoTextBody" style:list-style-name="L1"/>
    <style:style style:name="P67" style:family="paragraph" style:parent-style-name="OOoList_20_1_20_Cont." style:list-style-name="OOoBullets_20_1"/>
    <style:style style:name="P68" style:family="paragraph" style:parent-style-name="OOoList_20_1_20_Cont." style:list-style-name="OOoBullets_20_1">
      <style:paragraph-properties loext:contextual-spacing="false"/>
    </style:style>
    <style:style style:name="P69" style:family="paragraph" style:parent-style-name="OOoList_20_1_20_Cont." style:master-page-name="">
      <style:paragraph-properties fo:margin-top="0in" fo:margin-bottom="0in"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changed-region xml:id="ct183545984" text:id="ct183545984">
          <text:deletion>
            <office:change-info>
              <dc:creator>f c</dc:creator>
              <dc:date>2023-01-20T23:31:00</dc:date>
            </office:change-info>
            <text:p text:style-name="P1">:</text:p>
          </text:deletion>
        </text:changed-region>
        <text:changed-region xml:id="ct183540680" text:id="ct183540680">
          <text:insertion>
            <office:change-info>
              <dc:creator>f c</dc:creator>
              <dc:date>2023-01-20T21:47:00</dc:date>
            </office:change-info>
          </text:insertion>
        </text:changed-region>
        <text:changed-region xml:id="ct183541096" text:id="ct183541096">
          <text:deletion>
            <office:change-info>
              <dc:creator>f c</dc:creator>
              <dc:date>2023-01-20T21:47:00</dc:date>
            </office:change-info>
            <text:p text:style-name="OOoTableText">c</text:p>
          </text:deletion>
        </text:changed-region>
        <text:changed-region xml:id="ct183545776" text:id="ct183545776">
          <text:insertion>
            <office:change-info>
              <dc:creator>f c</dc:creator>
              <dc:date>2023-01-20T21:49:00</dc:date>
            </office:change-info>
          </text:insertion>
        </text:changed-region>
        <text:changed-region xml:id="ct183543072" text:id="ct183543072">
          <text:insertion>
            <office:change-info>
              <dc:creator>f c</dc:creator>
              <dc:date>2023-01-20T23:20:00</dc:date>
            </office:change-info>
          </text:insertion>
        </text:changed-region>
        <text:changed-region xml:id="ct183545360" text:id="ct183545360">
          <text:deletion>
            <office:change-info>
              <dc:creator>f c</dc:creator>
              <dc:date>2023-01-20T23:20:00</dc:date>
            </office:change-info>
            <text:list xml:id="list780225353380384888" text:style-name="OOoNum_20_123">
              <text:list-item>
                <text:p text:style-name="P2">T</text:p>
              </text:list-item>
            </text:list>
          </text:deletion>
        </text:changed-region>
        <text:changed-region xml:id="ct183546816" text:id="ct183546816">
          <text:insertion>
            <office:change-info>
              <dc:creator>f c</dc:creator>
              <dc:date>2023-01-20T21:53:00</dc:date>
            </office:change-info>
          </text:insertion>
        </text:changed-region>
        <text:changed-region xml:id="ct183548272" text:id="ct183548272">
          <text:insertion>
            <office:change-info>
              <dc:creator>f c</dc:creator>
              <dc:date>2023-01-20T21:57:00</dc:date>
            </office:change-info>
          </text:insertion>
        </text:changed-region>
        <text:changed-region xml:id="ct183548168" text:id="ct183548168">
          <text:deletion>
            <office:change-info>
              <dc:creator>f c</dc:creator>
              <dc:date>2023-01-20T21:57:00</dc:date>
            </office:change-info>
            <text:list xml:id="list42806202" text:continue-numbering="true" text:style-name="OOoNum_20_123">
              <text:list-item>
                <text:p text:style-name="P3"/>
              </text:list-item>
              <text:list-item>
                <text:p text:style-name="P3"/>
              </text:list-item>
            </text:list>
            <text:list xml:id="list48366935" text:style-name="OOoNum_20_123">
              <text:list-item>
                <text:p text:style-name="P3"/>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800040428" text:key1="Writer"/>features<text:alphabetical-index-mark text:string-value="workspace" text:key1="Writer"/><text:alphabetical-index-mark-end text:id="IMark800040428"/><text:alphabetical-index-mark text:string-value="Writer" text:key1="features"/>:</text:p>
      <text:list xml:id="list485625594638787251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0"><draw:text-box fo:min-height="3.5374in"><text:p text:style-name="OOoFigureCaption"><draw:frame draw:style-name="fr9" draw:name="AOO41GS04_001" text:anchor-type="as-char" svg:width="6.1161in" svg:height="3.3311in" draw:z-index="22"><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82285844" text:key1="Writer"/><text:alphabetical-index-mark text:string-value="Writer" text:key1="status bar"/>status bar<text:alphabetical-index-mark-end text:id="IMark82285844"/> provides information about the document and convenient ways to quickly change some document features.</text:p>
      <text:p text:style-name="OOoFigure"><draw:frame draw:style-name="fr2" draw:name="Figure_AOO41GS04_2" text:anchor-type="as-char" svg:width="5.2783in" draw:z-index="29"><draw:text-box fo:min-height="1.2102in"><text:p text:style-name="OOoFigureCaption"><draw:frame draw:style-name="fr10" draw:name="AOO41GS04_002" text:anchor-type="as-char" svg:width="5.2953in" svg:height="0.9528in" draw:z-index="3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31">Shows the current page number, the sequence number of the current page (if different), and the total number of pages in the document. For example, if you restarted page numbering at 1 on the third page, its page number is 1 and its sequence number is 3.</text:p>
      <text:p text:style-name="P31">If any bookmarks have been defined in the document, a right-click on this field pops up a list of bookmarks; click on the required one.</text:p>
      <text:p text:style-name="P31">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31">Shows the style of the current page. To change the page style, right-click on this field. A list of page styles pops up; choose a different style by clicking on it.</text:p>
      <text:p text:style-name="P31">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31">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31"><draw:text-box fo:min-height="1.2366in"><text:p text:style-name="OOoFigureCaption"><draw:frame draw:style-name="fr11" draw:name="AOO41GS04_003" text:anchor-type="paragraph" svg:x="0in" svg:y="0in" svg:width="5.6181in" svg:height="1.0398in" draw:z-index="3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3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32">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34"><draw:text-box fo:min-height="3.4339in"><text:p text:style-name="OOoFigureCaption"><draw:frame draw:style-name="fr13" draw:name="AOO41GS04_005" text:anchor-type="paragraph" svg:x="0.0016in" svg:y="0.0008in" svg:width="4.9217in" svg:height="3.4016in" draw:z-index="3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36"><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11">When in Print Layout, you can use both the <text:alphabetical-index-mark text:string-value="zoom"/>Zoom slider and the View Layout icons on the status bar. In Web Layout, you can use the Zoom slider.</text:p>
      <text:p text:style-name="P12">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37"><draw:text-box fo:min-height="2.802in"><text:p text:style-name="OOoFigureCaption"><draw:frame draw:style-name="fr10" draw:name="AOO41GS04_007" text:anchor-type="as-char" svg:width="5.3799in" svg:height="2.5799in" draw:z-index="3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400346516" text:key1="Writer"/><text:alphabetical-index-mark-start text:id="IMark800039420"/>Navigation toolbar<text:alphabetical-index-mark-end text:id="IMark800039420"/><text:alphabetical-index-mark-end text:id="IMark400346516"/> by clicking on the small Navigation icon near the lower right-hand corner of the window below the vertical scroll bar, as shown in <text:sequence-ref text:reference-format="category-and-value" text:ref-name="refFigure5">Figure 6</text:sequence-ref>.</text:p>
      <text:p text:style-name="P33"><draw:frame draw:style-name="fr3" draw:name="Figure_AOO41GS04_6" text:anchor-type="as-char" svg:width="3.5236in" draw:z-index="39"><draw:text-box fo:min-height="1.7638in"><text:p text:style-name="OOoFigureCaption"><draw:frame draw:style-name="fr14" draw:name="AOO41GS04_008" text:anchor-type="as-char" svg:width="3.5244in" svg:height="1.4929in" draw:z-index="4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57780028"/><text:alphabetical-index-mark-start text:id="IMark82286372" text:key1="Writer"/>Navigation icons<text:alphabetical-index-mark-end text:id="IMark82286372"/><text:alphabetical-index-mark-end text:id="IMark157780028"/></text:p></draw:text-box></draw:frame></text:p>
      <text:p text:style-name="P11">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4"><draw:frame draw:style-name="fr2" draw:name="Figure_AOO41GS04_7" text:anchor-type="as-char" svg:width="2.7201in" draw:z-index="41"><draw:text-box fo:min-height="1.3937in"><text:p text:style-name="OOoFigureCaption"><draw:frame draw:style-name="fr15" draw:name="AOO41GS04_009" text:anchor-type="paragraph" svg:x="0.0016in" svg:y="0.0008in" svg:width="2.7189in" svg:height="1.1665in" draw:z-index="4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5">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42793385" text:continue-list="list42806202" text:style-name="OOoNum_20_123">
        <text:list-item text:start-value="1">
          <text:p text:style-name="P57"><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2">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5"><draw:frame draw:style-name="fr16" draw:name="AOO41GS04_010_dangersign" text:anchor-type="as-char" svg:y="-0.2634in" svg:width="0.4307in" svg:height="0.398in" draw:z-index="4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5"><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4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4">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800039468" text:key1="selecting"/><text:alphabetical-index-mark text:string-value="nonconsecutive items, selecting"/>nonconsecutive items<text:alphabetical-index-mark-end text:id="IMark800039468"/> (as shown in <text:sequence-ref text:reference-format="category-and-value" text:ref-name="refFigure8">Figure 9</text:sequence-ref>) using the mouse:</text:p>
      <text:list xml:id="list42783018" text:continue-list="list42793385"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10">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8"><draw:text-box fo:min-height="2.9091in"><text:p text:style-name="OOoFigureCaption"><draw:frame draw:style-name="fr17" draw:name="AOO41GS04_012" text:anchor-type="as-char" svg:width="5.5701in" svg:height="2.6902in" draw:z-index="49"><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42777057" text:continue-list="list4278301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800143032" text:key1="selecting"/><text:alphabetical-index-mark text:string-value="vertical block of text, select"/>Vertical Block of Text<text:alphabetical-index-mark-end text:id="IMark800143032"/></text:h>
      <text:p text:style-name="P8">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9"><draw:image xlink:href="Pictures/10000201000002890000002A6D380466.png" xlink:type="simple" xlink:show="embed" xlink:actuate="onLoad"/></draw:frame></text:p>
      <text:p text:style-name="OOoTextBody">Now highlight the selection, using the mouse or keyboard, as shown below.</text:p>
      <text:p text:style-name="P51"><draw:frame draw:style-name="fr6" draw:name="Figure_AOO41GS04_10" text:anchor-type="as-char" svg:width="3.9244in" draw:z-index="50"><draw:text-box fo:min-height="1in"><text:p text:style-name="OOoFigureCaption"><draw:frame draw:style-name="fr19" draw:name="AOO41GS04_014" text:anchor-type="as-char" svg:width="2.85in" svg:height="0.7598in" draw:z-index="51"><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800143032"/>cut and paste<text:alphabetical-index-mark-end text:id="IMark80014303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1">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42785773" text:continue-list="list4856255946387872512"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52"><draw:text-box fo:min-height="1.4118in"><text:p text:style-name="Figure"><draw:frame draw:style-name="fr20" draw:name="AOO41GS04_015" text:anchor-type="paragraph" svg:width="2.7654in" svg:height="1.4118in" style:rel-height="scale" draw:z-index="53"><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0">Find and replace words and phrases</text:p>
        </text:list-item>
        <text:list-item>
          <text:p text:style-name="P67">Use <text:alphabetical-index-mark-start text:id="IMark800142936"/>wildcards<text:alphabetical-index-mark-end text:id="IMark800142936"/> and <text:alphabetical-index-mark-start text:id="IMark800143080"/>regular expressions<text:alphabetical-index-mark-end text:id="IMark800143080"/> to fine-tune a search</text:p>
        </text:list-item>
      </text:list>
      <text:list xml:id="list42804531" text:continue-list="list4278577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8"><draw:image xlink:href="Pictures/10000000000000A90000003DF41305D5.png" xlink:type="simple" xlink:show="embed" xlink:actuate="onLoad"/></draw:frame>Using the Find Toolbar</text:h>
      <text:p text:style-name="P8">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8">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3"><text:soft-page-break/><draw:frame draw:style-name="fr3" draw:name="Figure_AOO41GS04_12" text:anchor-type="as-char" svg:width="4.8701in" draw:z-index="55"><draw:text-box fo:min-height="5.1701in"><text:p text:style-name="OOoFigureCaption"><draw:frame draw:style-name="fr14" draw:name="AOO41GS04_017" text:anchor-type="as-char" svg:width="4.8701in" svg:height="4.8953in" draw:z-index="56"><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42807378" text:continue-list="list42777057" text:style-name="OOoNum_20_123">
        <text:list-item text:start-value="1">
          <text:p text:style-name="P59">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15"><draw:frame draw:style-name="fr16" draw:name="AOO41GS04_018_dangersign" text:anchor-type="as-char" svg:y="-0.2634in" svg:width="0.4307in" svg:height="0.398in" draw:z-index="57"><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800142936"/>special characters<text:alphabetical-index-mark-end text:id="IMark800142936"/>. To insert a special character:</text:p>
      <text:list xml:id="list1570031686" text:style-name="OOoNum_20_123">
        <text:list-item text:start-value="1">
          <text:p text:style-name="P59">Place the cursor <text:span text:style-name="T5">where you want the character to appear.</text:span></text:p>
        </text:list-item>
        <text:list-item>
          <text:p text:style-name="P3">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2"><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8"><draw:text-box fo:min-height="2.9256in"><text:p text:style-name="OOoFigureCaption"><draw:frame draw:style-name="fr14" draw:name="AOO41GS04_019" text:anchor-type="as-char" svg:width="5.5957in" svg:height="2.6882in" draw:z-index="59"><draw:image xlink:href="Pictures/100000000000024900000119B0CDDEC2.png" xlink:type="simple" xlink:show="embed" xlink:actuate="onLoad"/></draw:frame></text:p><text:p text:style-name="P18">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800142936"/>non-breaking hyphen<text:alphabetical-index-mark-end text:id="IMark800142936"/>.</text:p>
      <text:p text:style-name="P8">To enter en and em <text:alphabetical-index-mark-start text:id="IMark800142936"/>dashes<text:alphabetical-index-mark-end text:id="IMark80014293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9">–<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9">—<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7">The horizontal ruler shows both the default <text:alphabetical-index-mark-start text:id="IMark800142936"/>tab stops<text:alphabetical-index-mark-end text:id="IMark80014293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3">To define <text:alphabetical-index-mark-start text:id="IMark800142936"/>indents<text:alphabetical-index-mark-end text:id="IMark80014293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13">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8">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7"><draw:frame draw:style-name="fr3" draw:name="Figure_AOO41GS04_14" text:anchor-type="as-char" svg:width="4.6008in" draw:z-index="60"><draw:text-box fo:min-height="1.2661in"><text:p text:style-name="P46"><draw:frame draw:style-name="fr9" draw:name="AOO41GS04_020" text:anchor-type="as-char" svg:width="4.6008in" svg:height="1.0307in" draw:z-index="6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800142888"/>measurement unit<text:alphabetical-index-mark-end text:id="IMark800142888"/>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62"><draw:text-box fo:min-height="1.5819in"><text:p text:style-name="P47"><draw:frame draw:style-name="fr22" draw:name="AOO41GS04_021" text:anchor-type="as-char" svg:width="1.3543in" svg:height="1.311in" draw:z-index="63"><draw:image xlink:href="Pictures/1000000000000082000000860A111EB1.png" xlink:type="simple" xlink:show="embed" xlink:actuate="onLoad"/></draw:frame></text:p><text:p text:style-name="P47">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50">Writer provides a <text:alphabetical-index-mark-start text:id="IMark800142888"/>spelling checker<text:alphabetical-index-mark-end text:id="IMark80014288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30"><draw:frame draw:style-name="fr23" draw:name="AOO41GS04_022_AutoSpellcheckIcon" text:anchor-type="as-char" svg:width="0.2709in" svg:height="0.2709in" draw:z-index="6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30"><draw:frame draw:style-name="fr24" draw:name="AOO41GS04_023_SpellGrammarButton" text:anchor-type="as-char" svg:width="0.2709in" svg:height="0.2709in" draw:z-index="6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0">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00142888"/>dictionary<text:alphabetical-index-mark-end text:id="IMark800142888"/> language (for example, Spanish, French, or German) on the Spelling and Grammar dialog.</text:p>
        </text:list-item>
        <text:list-item>
          <text:p text:style-name="P67">You can add a word to the dictionary. Click <text:span text:style-name="OOoMenuPath">Add</text:span> in the Spelling and Grammar dialog and pick the dictionary to add it to.</text:p>
        </text:list-item>
        <text:list-item>
          <text:p text:style-name="P68">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42777484" text:continue-list="list42804531"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8">Writer does not include a <text:alphabetical-index-mark-start text:id="IMark800142936"/>grammar checker<text:alphabetical-index-mark-end text:id="IMark80014293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655706796476244077" text:style-name="L1">
        <text:list-item>
          <text:list>
            <text:list-header>
              <text:p text:style-name="P66">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24">Writer provides some tools that make your work easier if you mix multiple languages within the same document or if you write documents in various languages.</text:p>
      <text:p text:style-name="P24">The main advantage of changing the language is that you can then use the correct dictionaries to check spelling and apply the localized versions of AutoCorrect replacement tables, thesaurus, and hyphenation rules.</text:p>
      <text:p text:style-name="P24"><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7">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8">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8">The spelling checker works only for those languages in the list that have the symbol <draw:frame draw:style-name="fr25" draw:name="AOO41GS04_024_GrammarIcon" text:anchor-type="as-char" svg:width="0.2756in" svg:height="0.2756in" draw:z-index="6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800142936"/>AutoCorrect<text:alphabetical-index-mark-end text:id="IMark800142936"/><text:reference-mark-end text:name="using autocorrect"/></text:h>
      <text:p text:style-name="OOoTextBody">Writer’s AutoCorrect function has a long list of common misspellings and typing errors, which it corrects automatically. For example, “hte” will be changed to “the”.</text:p>
      <text:p text:style-name="P8">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8">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57780508"/>special characters<text:alphabetical-index-mark-end text:id="IMark157780508"/>. For example, (<text:change-start text:change-id="ct183540680"/>C<text:change-end text:change-id="ct183540680"/><text:change text:change-id="ct183541096"/>)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8"><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3">Add (append) a space automatically after an accepted word</text:p>
        </text:list-item>
      </text:list>
      <text:list xml:id="list42807541" text:continue-list="list4277748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text:change-start text:change-id="ct183545776"/> <text:span text:style-name="OOoKeystroke">Tab</text:span><text:change-end text:change-id="ct183545776"/>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42792579" text:continue-list="list42807378" text:style-name="OOoNum_20_123">
        <text:list-item text:start-value="1">
          <text:p text:style-name="OOoNum_20_123_20_Start">Type the text into your document.</text:p>
        </text:list-item>
        <text:list-item>
          <text:p text:style-name="OOoNum_20_123_20_Cont.">Select the text.</text:p>
        </text:list-item>
        <text:list-item>
          <text:p text:style-name="P54">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8">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5"><draw:frame draw:style-name="fr3" draw:name="Figure_AOO41GS04_16" text:anchor-type="as-char" svg:width="6.0465in" draw:z-index="2"><draw:text-box fo:min-height="2.3035in"><text:p text:style-name="P23"><draw:frame draw:style-name="fr9" draw:name="AOO41GS04_025" text:anchor-type="as-char" svg:width="5.9055in" svg:height="1.1772in" draw:z-index="3"><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Figure <text:sequence text:ref-name="refFigure15" text:name="Figure" text:formula="ooow:Figure+1" style:num-format="1">16</text:sequence><text:change text:change-id="ct183545984"/>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8">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4"><draw:text-box fo:min-height="2.2272in"><text:p text:style-name="OOoFigure"><draw:frame draw:style-name="fr14" draw:name="AOO41GS04_026" text:anchor-type="as-char" svg:width="6.6661in" svg:height="0.6299in" draw:z-index="5"><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4">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8">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42808464" text:continue-list="list4280754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8">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42798741" text:continue-list="list4280846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8">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8">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draw:text-box fo:min-height="2.5866in"><text:p text:style-name="OOoFigure"><draw:frame draw:style-name="fr9" draw:name="AOO41GS04_027" text:anchor-type="as-char" svg:width="4.9646in" svg:height="1.1799in" draw:z-index="7"><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8">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4">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draw:text-box fo:min-height="2.1535in"><text:p text:style-name="OOoFigureCaption"><text:span text:style-name="T16"><draw:frame draw:style-name="fr12" draw:name="AOO41GS04_028" text:anchor-type="as-char" svg:y="-1.0528in" svg:width="2.7374in" svg:height="1.998in" draw:z-index="54"><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7">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2">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2">On the Paragraph Style dialog (<text:sequence-ref text:reference-format="category-and-value" text:ref-name="refFigure19">Figure 20</text:sequence-ref>), go to the <text:span text:style-name="OOoStrongEmphasis">Text Flow</text:span> page.</text:p>
        </text:list-item>
        <text:list-item>
          <text:p text:style-name="P2">Under Hyphenation, select or deselect the <text:span text:style-name="OOoMenuPath">Automatically</text:span> option. Click <text:span text:style-name="OOoMenuPath">OK</text:span> to save.</text:p>
        </text:list-item>
      </text:list>
      <text:p text:style-name="P22"><text:soft-page-break/><draw:frame draw:style-name="fr3" draw:name="Figure_AOO41GS04_20" text:anchor-type="as-char" svg:width="5.7535in" draw:z-index="11"><draw:text-box fo:min-height="1.7937in"><text:p text:style-name="OOoFigureCaption"><draw:frame draw:style-name="fr26" draw:name="AOO41GS04_029" text:anchor-type="as-char" svg:width="5.75in" svg:height="2.0236in" draw:z-index="45"><draw:image xlink:href="Pictures/1000000000000211000000BFFC15362E.png" xlink:type="simple" xlink:show="embed" xlink:actuate="onLoad"/></draw:frame></text:p><text:p text:style-name="P40">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9">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8"><draw:frame draw:style-name="fr3" draw:name="Figure_AOO41GS04_21" text:anchor-type="as-char" svg:width="5.4799in" draw:z-index="46"><draw:text-box fo:min-height="1.4409in"><text:p text:style-name="P39"><draw:frame draw:style-name="fr27" draw:name="AOO41GS04_030" text:anchor-type="as-char" svg:width="5.4366in" svg:height="1.1783in" draw:z-index="47"><draw:image xlink:href="Pictures/10000000000001E20000006683661B30.png" xlink:type="simple" xlink:show="embed" xlink:actuate="onLoad"/></draw:frame></text:p><text:p text:style-name="P42">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21">Writer provides several ways for you to control <text:alphabetical-index-mark-start text:id="IMark800039708"/>page layouts<text:alphabetical-index-mark-end text:id="IMark800039708"/>: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4">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3">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4"><draw:frame draw:style-name="fr9" draw:name="AOO41GS04_031" text:anchor-type="as-char" svg:width="2.9126in" svg:height="2.5945in" draw:z-index="1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4"><draw:frame draw:style-name="fr9" draw:name="AOO41GS04_032" text:anchor-type="as-char" svg:width="2.9126in" svg:height="2.7508in" draw:z-index="1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41"><draw:frame draw:style-name="fr9" draw:name="AOO41GS04_033" text:anchor-type="as-char" svg:width="2.9126in" svg:height="2.7508in" draw:z-index="14"><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4"><draw:frame draw:style-name="fr9" draw:name="AOO41GS04_034" text:anchor-type="as-char" svg:width="2.9189in" svg:height="2.7709in" draw:z-index="1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7">A header is an area that appears at the top of a page. A footer appears at the bottom of the page. Information such as page numbers inserted into a header or footer displays on every page of the document with that page style.</text:p>
      <text:p text:style-name="P16">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42779582" text:continue-list="list42792579" text:style-name="OOoNum_20_123">
        <text:list-item text:start-value="1">
          <text:p text:style-name="P58">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4">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4">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ext:change-start text:change-id="ct183543072"/>t<text:change-end text:change-id="ct183543072"/><text:change text:change-id="ct183545360"/>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42802369" text:continue-list="list42779582"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6">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42804194" text:continue-list="list42802369" text:style-name="OOoNum_20_123">
        <text:list-item text:start-value="1">
          <text:p text:style-name="OOoNum_20_123_20_Start">Type the word “page” and a space, then insert the page number as above.</text:p>
        </text:list-item>
        <text:list-item>
          <text:p text:style-name="P56">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4">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42805046" text:continue-list="list42804194" text:style-name="OOoNum_20_123">
        <text:list-item text:start-value="1">
          <text:p text:style-name="P59">Place the cursor in the first paragraph of the new page.</text:p>
        </text:list-item>
        <text:list-item>
          <text:p text:style-name="P54"><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42804629" text:continue-list="list42805046" text:style-name="OOoNum_20_123">
        <text:list-item text:start-value="1">
          <text:p text:style-name="P58"><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6"><draw:text-box fo:min-height="2.4472in"><text:p text:style-name="P19"><draw:frame draw:style-name="fr9" draw:name="AOO41GS04_035" text:anchor-type="as-char" svg:width="3.3335in" svg:height="2.2602in" draw:z-index="17"><draw:image xlink:href="Pictures/1000000000000140000000D9D06D8549.png" xlink:type="simple" xlink:show="embed" xlink:actuate="onLoad"/></draw:frame></text:p><text:p text:style-name="P19">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42785305" text:continue-list="list42798741"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42800033" text:continue-list="list42804629"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18"><draw:text-box fo:min-height="1.8201in"><text:p text:style-name="P18"><draw:frame draw:style-name="fr9" draw:name="AOO41GS04_036" text:anchor-type="as-char" svg:width="2.1673in" svg:height="1.6571in" draw:z-index="19"><draw:image xlink:href="Pictures/10000000000000D00000009F326E04A8.png" xlink:type="simple" xlink:show="embed" xlink:actuate="onLoad"/></draw:frame></text:p><text:p text:style-name="P18">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42790929" text:continue-list="list42800033"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8">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20"><draw:text-box fo:min-height="3.3181in"><text:p text:style-name="OOoFigureCaption"><draw:frame draw:style-name="fr28" draw:name="AOO41GS04_037" text:anchor-type="paragraph" svg:x="0in" svg:y="0.0909in" svg:width="5.8535in" style:rel-width="100%" svg:height="3.5618in" style:rel-height="scale" draw:z-index="21"><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8">Choose <text:span text:style-name="OOoMenuPath">Tools </text:span><text:span text:style-name="OOoMenuPath"><text:span text:style-name="T22">&gt;</text:span></text:span><text:span text:style-name="OOoMenuPath"> Options </text:span><text:change-start text:change-id="ct183546816"/><text:span text:style-name="OOoMenuPath">&gt; OpenOffice </text:span><text:change-end text:change-id="ct183546816"/><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6">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42784038" text:continue-list="list42790929"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4">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42776210" text:continue-list="list42784038" text:style-name="OOoNum_20_123">
        <text:list-item text:start-value="1">
          <text:p text:style-name="P59"><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4">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42803566" text:continue-list="list42785305"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2">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42807473" text:continue-list="list42803566" text:style-name="OOoBullets_20_1">
        <text:list-item>
          <text:p text:style-name="P69">Press <text:span text:style-name="OOoKeystroke">Ctrl+F12</text:span> on the keyboard.</text:p>
        </text:list-item>
        <text:list-item>
          <text:p text:style-name="P64">From the Standard toolbar, click the <text:span text:style-name="OOoMenuPath">Table</text:span> icon <draw:frame draw:style-name="fr31" draw:name="graphics1" text:anchor-type="as-char" svg:y="-0.2571in" svg:width="0.361in" svg:height="0.2638in" draw:z-index="67"><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8">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42785746" text:continue-list="list42776210"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4">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6">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42776166" text:continue-list="list42785746"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42802884" text:continue-list="list42807473"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42801550"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42793204" text:continue-numbering="true" text:style-name="OOoBullets_20_1">
        <text:list-item>
          <text:p text:style-name="OOoList_20_1_20_End">Copy a chart from Calc or Writer into another document.</text:p>
        </text:list-item>
      </text:list>
      <text:p text:style-name="P29">These charts are snapshots of the data at the time of copying. They do not change when the source data changes.</text:p>
      <text:p text:style-name="OOoTextBody_5f_ListIntro">To create a chart based on the values in a Writer table:</text:p>
      <text:list xml:id="list42789159" text:continue-list="list42776166" text:style-name="OOoNum_20_123">
        <text:list-item text:start-value="1">
          <text:p text:style-name="OOoNum_20_123_20_Start">Click inside the Writer table.</text:p>
        </text:list-item>
        <text:list-item>
          <text:p text:style-name="P54">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42808400" text:continue-list="list42789159" text:style-name="OOoNum_20_123">
        <text:list-item text:start-value="1">
          <text:p text:style-name="P58">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6">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42789573" text:continue-list="list42808400" text:style-name="OOoNum_20_123">
        <text:list-item text:start-value="1">
          <text:p text:style-name="OOoNum_20_123_20_Start">Click where you want to insert the file.</text:p>
        </text:list-item>
        <text:list-item>
          <text:p text:style-name="P54">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42794511" text:continue-numbering="true" text:style-name="OOoNum_20_123">
        <text:list-item>
          <text:p text:style-name="OOoNum_20_123_20_End">Click <text:span text:style-name="OOoMenuPath">Open</text:span>.</text:p>
        </text:list-item>
      </text:list>
      <text:p text:style-name="P8">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42788067" text:continue-list="list42794511"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42778685" text:continue-numbering="true" text:style-name="OOoNum_20_123">
        <text:list-item>
          <text:p text:style-name="P2">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42789088" text:continue-list="list42793204"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2778708" text:continue-list="list48366935" text:style-name="OOoNum_20_123">
        <text:list-item text:start-value="1">
          <text:p text:style-name="P58">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3">Save versions that are stored as part of the original file. However, this method can cause problems with documents of non-trivial size or complexity, especially if you save a lot of versions. Avoid this method if you can.<text:change-start text:change-id="ct183548272"/></text:p>
        </text:list-item>
        <text:list-item>
          <text:p text:style-name="P3"><text:change-end text:change-id="ct183548272"/><text:change text:change-id="ct183548168"/>Use Writer’s change marks (often called “red lines” or “<text:alphabetical-index-mark-start text:id="IMark82287236"/>revision marks<text:alphabetical-index-mark-end text:id="IMark82287236"/>”)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7">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42795415" text:continue-list="list42789088"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42791908" text:continue-list="list42795415"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42800111" text:continue-list="list42778685" text:style-name="OOoNum_20_123">
        <text:list-item text:start-value="1">
          <text:p text:style-name="OOoNum_20_123_20_Start">Open the document containing the items you want to cross-reference.</text:p>
        </text:list-item>
        <text:list-item>
          <text:p text:style-name="P54">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23"><draw:text-box fo:min-height="2.8283in"><text:p text:style-name="P46"><draw:frame draw:style-name="fr9" draw:name="AOO41GS04_039" text:anchor-type="as-char" svg:width="3.7283in" svg:height="2.6091in" draw:z-index="24"><draw:image xlink:href="Pictures/100000000000019A0000011F3D7D1E23.png" xlink:type="simple" xlink:show="embed" xlink:actuate="onLoad"/></draw:frame></text:p><text:p text:style-name="P46">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800143992"/><text:alphabetical-index-mark-start text:id="IMark800143752" text:key1="fields"/>bookmarks<text:alphabetical-index-mark-end text:id="IMark800143752"/><text:alphabetical-index-mark-end text:id="IMark800143992"/>,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42779499" text:continue-list="list42800111" text:style-name="OOoNum_20_123">
        <text:list-item text:start-value="1">
          <text:p text:style-name="OOoNum_20_123_20_Start">In your document, place the cursor where you want the cross-reference to appear.</text:p>
        </text:list-item>
        <text:list-item>
          <text:p text:style-name="P54">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25"><draw:text-box fo:min-height="4.8957in"><text:p text:style-name="P20"/><text:p text:style-name="P18"><draw:frame draw:style-name="fr29" draw:name="AOO41GS04_040" text:anchor-type="paragraph" svg:width="5.8362in" svg:height="4.9673in" draw:z-index="26"><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42789102" text:continue-list="list42779499" text:style-name="OOoNum_20_123">
        <text:list-item text:start-value="1">
          <text:p text:style-name="P58">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602333760"/>Insert Bookmark dialog<text:alphabetical-index-mark-end text:id="IMark602333760"/>, the larger box lists any previously defined bookmarks. Type a name for this bookmark in the top box, and then click <text:span text:style-name="OOoMenuPath"><text:span text:style-name="T3">OK</text:span></text:span>.</text:p>
        </text:list-item>
      </text:list>
      <text:p text:style-name="P36"><draw:frame draw:style-name="fr3" draw:name="Figure_AOO41GS04_27" text:anchor-type="as-char" svg:width="3.7189in" draw:z-index="27"><draw:text-box fo:min-height="2.1827in"><text:p text:style-name="OOoFigureCaption"><draw:frame draw:style-name="fr30" draw:name="AOO41GS04_041" text:anchor-type="paragraph" svg:x="0.0016in" svg:y="0.0008in" svg:width="3.7189in" style:rel-width="100%" svg:height="2in" style:rel-height="scale" draw:z-index="28"><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8">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42792110" text:continue-list="list4279190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2</text:page-number></text:p>
      </style:footer>
    </style:master-page>
    <style:master-page style:name="OOoFrontMatter" style:page-layout-name="Mpm7">
      <style:footer>
        <text:p text:style-name="MP2"><text:title>Chapter 3 
Getting Started with Writer</text:title> | <text:page-number text:select-page="current">32</text:page-number></text:p>
      </style:footer>
      <style:footer-left>
        <text:p text:style-name="OOoFooter"><text:page-number text:select-page="current">32</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1-22T22:54:55.21</dc:date>
    <dc:creator>f c</dc:creator>
    <meta:editing-duration>PT23H7M27S</meta:editing-duration>
    <meta:editing-cycles>155</meta:editing-cycles>
    <meta:generator>OpenOffice/4.1.14$Win32 OpenOffice.org_project/4114m1$Build-9811</meta:generator>
    <meta:keyword>Version 4.1</meta:keyword>
    <dc:subject>Apache OpenOffice® User Guides</dc:subject>
    <meta:document-statistic meta:table-count="28" meta:image-count="41" meta:object-count="0" meta:page-count="32" meta:paragraph-count="620" meta:word-count="9748" meta:character-count="5525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